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13"/>SNU developer log day 413</text:h>
      <text:p text:style-name="P1">I had more time today, but I was also halfway functional again as well. Today, along with documentation and work on another translation tool update, I made my first use of the tel: attribute, and created a functional suicide prevention center. If the hotline numbers just don't work for people, there is built-in info on why you shouldn't kill yourself, based on personal experience.</text:p>
      <text:p text:style-name="P1">Today was another simple update day. I am slowly working on adding new features, at the moment I am putting some time into a translation service on a daily basis. I also am going to start online classes soon, once the links are fixed and don't lead to a 404 page. Site development is a little slow at the moment, and I have managed to keep development going on a daily basis for 3 months now. Today was a decent day for development.</text:p>
      <text:p text:style-name="Text_20_body"><text:span text:style-name="T1">Sean Patrick Myrick on March 18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6:05:07.475000000</meta:creation-date>
    <dc:date>2020-03-19T16:05:34.518000000</dc:date>
    <meta:editing-duration>PT27S</meta:editing-duration>
    <meta:editing-cycles>1</meta:editing-cycles>
    <meta:document-statistic meta:table-count="0" meta:image-count="0" meta:object-count="0" meta:page-count="1" meta:paragraph-count="4" meta:word-count="159" meta:character-count="878" meta:non-whitespace-character-count="723"/>
    <meta:generator>LibreOffice/6.1.2.1$Windows_X86_64 LibreOffice_project/65905a128db06ba48db947242809d14d3f9a93fe</meta:generator>
  </office:meta>
</office:document-meta>
</file>